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2D89529E52D.png" manifest:media-type="image/png"/>
  <manifest:file-entry manifest:full-path="Pictures/10000001000002D8000002D05AEE554C.png" manifest:media-type="image/png"/>
  <manifest:file-entry manifest:full-path="Pictures/10000001000002D7000002DA0DB92B12.png" manifest:media-type="image/png"/>
  <manifest:file-entry manifest:full-path="Pictures/10000001000002F500000317432D541B.png" manifest:media-type="image/png"/>
  <manifest:file-entry manifest:full-path="Pictures/100000010000031800000306A62F22E2.png" manifest:media-type="image/png"/>
  <manifest:file-entry manifest:full-path="Pictures/100000010000032600000353C72F55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011" officeooo:paragraph-rsid="000ed0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 1</text:p>
      <text:p text:style-name="P1"><draw:frame draw:style-name="fr2" draw:name="Imagen1" text:anchor-type="char" svg:x="-0.236cm" svg:y="0.418cm" svg:width="17cm" svg:height="17.628cm" draw:z-index="0"><draw:image xlink:href="Pictures/10000001000002BE000002D89529E5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C 2</text:p>
      <text:p text:style-name="P1"><draw:frame draw:style-name="fr2" draw:name="Imagen2" text:anchor-type="char" svg:x="0cm" svg:y="0.302cm" svg:width="17cm" svg:height="16.813cm" draw:z-index="1"><draw:image xlink:href="Pictures/10000001000002D8000002D05AEE55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C 4</text:p>
      <text:p text:style-name="P1"/>
      <text:p text:style-name="P1"><draw:frame draw:style-name="fr1" draw:name="Imagen3" text:anchor-type="char" svg:width="17cm" svg:height="17.069cm" draw:z-index="2"><draw:image xlink:href="Pictures/10000001000002D7000002DA0DB92B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OUTER 1</text:p>
      <text:p text:style-name="P1"/>
      <text:p text:style-name="P1"/>
      <text:p text:style-name="P1"><draw:frame draw:style-name="fr1" draw:name="Imagen4" text:anchor-type="char" svg:width="17cm" svg:height="17.762cm" draw:z-index="3"><draw:image xlink:href="Pictures/10000001000002F500000317432D54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OUTER 2</text:p>
      <text:p text:style-name="P1"/>
      <text:p text:style-name="P1"><draw:frame draw:style-name="fr1" draw:name="Imagen5" text:anchor-type="char" svg:width="17cm" svg:height="16.612cm" draw:z-index="4"><draw:image xlink:href="Pictures/100000010000031800000306A62F22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ROUTER 3</text:p>
      <text:p text:style-name="P1"/>
      <text:p text:style-name="P1"/>
      <text:p text:style-name="P1"><draw:frame draw:style-name="fr1" draw:name="Imagen6" text:anchor-type="char" svg:width="17cm" svg:height="17.949cm" draw:z-index="5"><draw:image xlink:href="Pictures/100000010000032600000353C72F55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17:19:25.465000000</meta:creation-date>
    <dc:date>2025-05-30T17:21:06.295000000</dc:date>
    <meta:editing-duration>PT1M42S</meta:editing-duration>
    <meta:editing-cycles>1</meta:editing-cycles>
    <meta:document-statistic meta:table-count="0" meta:image-count="6" meta:object-count="0" meta:page-count="7" meta:paragraph-count="6" meta:word-count="12" meta:character-count="36" meta:non-whitespace-character-count="30"/>
    <meta:generator>LibreOffice/7.6.5.2$Windows_X86_64 LibreOffice_project/38d5f62f85355c192ef5f1dd47c5c0c0c6d6598b</meta:generator>
  </office:meta>
</office:document-meta>
</file>